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224faf"/>
    </style:style>
    <style:style style:name="P2" style:family="paragraph" style:parent-style-name="Heading_20_1">
      <style:paragraph-properties fo:text-align="start" style:justify-single-word="false"/>
      <style:text-properties officeooo:rsid="00224faf" officeooo:paragraph-rsid="00224faf"/>
    </style:style>
    <style:style style:name="T1" style:family="text">
      <style:text-properties officeooo:rsid="00224f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Learning To Fly</text:h>
      <text:h text:style-name="Heading_20_2" text:outline-level="2">G Em D G</text:h>
      <text:h text:style-name="Heading_20_2" text:outline-level="2">G <text:s text:c="2"/><text:span text:style-name="T1">Em</text:span></text:h>
      <text:h text:style-name="Heading_20_3" text:outline-level="3">Into the distance, a ribbon of black</text:h>
      <text:p text:style-name="P1">Stretched to the point of no turning back</text:p>
      <text:p text:style-name="P1">A flight of fancy on a windswept field, <text:s/>Standing alone my senses reeled</text:p>
      <text:p text:style-name="P1">A fatal attraction is holding me fast, How can I escape this irresistible grasp?</text:p>
      <text:h text:style-name="Heading_20_2" text:outline-level="2">C <text:s text:c="2"/>Am <text:s text:c="2"/><text:span text:style-name="T1">F <text:s text:c="2"/>C <text:s text:c="2"/>D <text:s text:c="2"/>G</text:span></text:h>
      <text:p text:style-name="P1">Can't keep my eyes from the circling sky</text:p>
      <text:p text:style-name="P1">Tongue-tied and twisted</text:p>
      <text:p text:style-name="P1">Just an earth-bound misfit, I</text:p>
      <text:h text:style-name="Heading_20_3" text:outline-level="3">Ice is forming on the tips of my wings</text:h>
      <text:p text:style-name="P1">Unheeded warnings, I thought, I thought of everything</text:p>
      <text:p text:style-name="P1">No navigator to find my way home, Unladen empty and turned to stone</text:p>
      <text:p text:style-name="P1"/>
      <text:p text:style-name="P1">A soul in tension that's learning to fly</text:p>
      <text:p text:style-name="P1">Condition grounded but determined to try</text:p>
      <text:p text:style-name="P1">Can't keep my eyes from the circling skies ...</text:p>
      <text:h text:style-name="Heading_20_3" text:outline-level="3">Above the planet on a wing and a prayer</text:h>
      <text:p text:style-name="P1">My grubby halo, a vapour trail in the empty air</text:p>
      <text:p text:style-name="P1">Across the clouds I see my shadow fly</text:p>
      <text:p text:style-name="P1">Out of the corner of my watering eye</text:p>
      <text:p text:style-name="P1">A dream unthreatened by the morning light</text:p>
      <text:p text:style-name="P1">Could blow this soul right through the roof of the night</text:p>
      <text:p text:style-name="P1"/>
      <text:p text:style-name="P1">There's no sensation to compare with this</text:p>
      <text:p text:style-name="P1">Suspended animation, a state of bliss</text:p>
      <text:p text:style-name="P1">Can't keep my mind from the circling skies 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28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3:05:24.045028191</meta:creation-date>
    <dc:title>SongSheet</dc:title>
    <meta:editing-cycles>3</meta:editing-cycles>
    <meta:generator>LibreOffice/7.6.4.1$MacOSX_AARCH64 LibreOffice_project/e19e193f88cd6c0525a17fb7a176ed8e6a3e2aa1</meta:generator>
    <meta:editing-duration>PT6M35S</meta:editing-duration>
    <dc:date>2025-04-22T10:47:25.005729100</dc:date>
    <meta:document-statistic meta:table-count="0" meta:image-count="0" meta:object-count="0" meta:page-count="1" meta:paragraph-count="26" meta:word-count="201" meta:character-count="1036" meta:non-whitespace-character-count="848"/>
    <meta:template xlink:type="simple" xlink:actuate="onRequest" xlink:title="SongSheet" xlink:href="../../../../Library/Application%20Support/LibreOffice/4/user/template/SongSheet.ott" meta:date="2025-04-14T23:05:23.961168564"/>
  </office:meta>
</office:document-meta>
</file>